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10000029E4AB78D4F4AEDAC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000000002A10000029E4AB78D4F4AEDAC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0:26:54.439522586</meta:creation-date>
    <dc:date>2021-05-30T00:27:25.155488853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